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13076">
            <text:p>13076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6283">
            <text:p>6283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15765">
            <text:p>15765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9465">
            <text:p>9465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8692">
            <text:p>18692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2456">
            <text:p>12456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3760">
            <text:p>13760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15112">
            <text:p>15112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17015">
            <text:p>17015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18591">
            <text:p>18591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19540">
            <text:p>19540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21144">
            <text:p>21144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22933">
            <text:p>22933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25655">
            <text:p>25655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26474">
            <text:p>26474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27590">
            <text:p>27590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30275">
            <text:p>30275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30994">
            <text:p>30994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32978">
            <text:p>32978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34853">
            <text:p>34853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36007">
            <text:p>36007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39208">
            <text:p>39208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41065">
            <text:p>41065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42104">
            <text:p>42104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44210">
            <text:p>44210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78529">
            <text:p>78529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47285">
            <text:p>47285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49205">
            <text:p>49205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50460">
            <text:p>50460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51050">
            <text:p>51050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53789">
            <text:p>53789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55411">
            <text:p>55411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56689">
            <text:p>56689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64157">
            <text:p>64157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65339">
            <text:p>65339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67916">
            <text:p>67916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68958">
            <text:p>68958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72319">
            <text:p>72319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74714">
            <text:p>74714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75861">
            <text:p>75861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77002">
            <text:p>77002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80981">
            <text:p>80981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81296">
            <text:p>81296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82230">
            <text:p>82230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87705">
            <text:p>87705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80282">
            <text:p>80282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81354">
            <text:p>81354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82450">
            <text:p>82450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84690">
            <text:p>84690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91651">
            <text:p>91651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89331">
            <text:p>89331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91303">
            <text:p>91303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92141">
            <text:p>92141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94484">
            <text:p>94484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97167">
            <text:p>97167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99179">
            <text:p>99179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99229">
            <text:p>99229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01036">
            <text:p>101036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19039">
            <text:p>119039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08587">
            <text:p>108587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10670">
            <text:p>110670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10223">
            <text:p>110223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10630">
            <text:p>110630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13474">
            <text:p>113474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13962">
            <text:p>113962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20097">
            <text:p>120097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18740">
            <text:p>118740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19768">
            <text:p>119768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21902">
            <text:p>121902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23689">
            <text:p>123689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27232">
            <text:p>127232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28981">
            <text:p>128981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28515">
            <text:p>128515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31980">
            <text:p>131980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33234">
            <text:p>133234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34860">
            <text:p>134860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37625">
            <text:p>137625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38088">
            <text:p>138088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41262">
            <text:p>141262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42857">
            <text:p>142857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45591">
            <text:p>145591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155254">
            <text:p>155254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151060">
            <text:p>151060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53361">
            <text:p>153361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54982">
            <text:p>154982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57353">
            <text:p>157353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61584">
            <text:p>161584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60005">
            <text:p>160005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162875">
            <text:p>162875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163001">
            <text:p>163001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170518">
            <text:p>170518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170096">
            <text:p>170096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170029">
            <text:p>170029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174457">
            <text:p>174457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187241">
            <text:p>187241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90415">
            <text:p>190415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182104">
            <text:p>182104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183396">
            <text:p>183396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183998">
            <text:p>183998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00113">
            <text:p>200113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194551">
            <text:p>194551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193100">
            <text:p>193100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198377">
            <text:p>198377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196465">
            <text:p>196465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199944">
            <text:p>199944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199406">
            <text:p>199406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02579">
            <text:p>202579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05646">
            <text:p>205646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10395">
            <text:p>210395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08975">
            <text:p>208975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09661">
            <text:p>209661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24225">
            <text:p>224225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13257">
            <text:p>213257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15111">
            <text:p>215111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14383">
            <text:p>214383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21587">
            <text:p>221587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20871">
            <text:p>220871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20348">
            <text:p>220348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21948">
            <text:p>221948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23937">
            <text:p>223937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26371">
            <text:p>226371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29700">
            <text:p>229700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29802">
            <text:p>229802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35779">
            <text:p>235779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233171">
            <text:p>233171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291929">
            <text:p>291929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37239">
            <text:p>237239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43050">
            <text:p>243050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43523">
            <text:p>243523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52505">
            <text:p>252505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88398">
            <text:p>288398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59819">
            <text:p>259819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317982">
            <text:p>317982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89145">
            <text:p>28914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297183">
            <text:p>297183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256256">
            <text:p>256256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258450">
            <text:p>258450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260355">
            <text:p>260355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278857">
            <text:p>278857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281753">
            <text:p>281753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16860">
            <text:p>316860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288291">
            <text:p>288291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288863">
            <text:p>288863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293136">
            <text:p>293136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296284">
            <text:p>296284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296073">
            <text:p>296073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295529">
            <text:p>295529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306026">
            <text:p>306026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294103">
            <text:p>294103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282047">
            <text:p>28204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296363">
            <text:p>296363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289341">
            <text:p>289341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308530">
            <text:p>308530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293914">
            <text:p>293914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293027">
            <text:p>293027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307460">
            <text:p>307460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298531">
            <text:p>29853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300500">
            <text:p>300500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302501">
            <text:p>302501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308154">
            <text:p>308154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307895">
            <text:p>307895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308816">
            <text:p>308816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309156">
            <text:p>30915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317071">
            <text:p>317071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314597">
            <text:p>314597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318796">
            <text:p>318796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319400">
            <text:p>319400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321710">
            <text:p>321710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321468">
            <text:p>321468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323350">
            <text:p>323350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329718">
            <text:p>329718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325216">
            <text:p>325216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327907">
            <text:p>327907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327953">
            <text:p>327953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345069">
            <text:p>345069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332649">
            <text:p>332649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334694">
            <text:p>334694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34658">
            <text:p>334658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37334">
            <text:p>337334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42841">
            <text:p>342841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342998">
            <text:p>342998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344634">
            <text:p>344634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346037">
            <text:p>346037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347887">
            <text:p>347887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356653">
            <text:p>356653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351872">
            <text:p>351872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354399">
            <text:p>354399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355276">
            <text:p>355276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377997">
            <text:p>377997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364090">
            <text:p>364090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362669">
            <text:p>362669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383361">
            <text:p>383361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367407">
            <text:p>367407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387997">
            <text:p>387997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371545">
            <text:p>371545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380909">
            <text:p>380909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376388">
            <text:p>376388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381679">
            <text:p>381679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382609">
            <text:p>382609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382636">
            <text:p>382636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383570">
            <text:p>383570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386454">
            <text:p>386454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398542">
            <text:p>398542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389987">
            <text:p>389987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388854">
            <text:p>388854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390803">
            <text:p>390803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391037">
            <text:p>391037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395006">
            <text:p>395006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397277">
            <text:p>397277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00153">
            <text:p>400153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03920">
            <text:p>403920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416327">
            <text:p>416327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405559">
            <text:p>405559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417847">
            <text:p>417847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21298">
            <text:p>421298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17486">
            <text:p>417486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420715">
            <text:p>420715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421046">
            <text:p>421046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422998">
            <text:p>422998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428421">
            <text:p>428421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24466">
            <text:p>424466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419800">
            <text:p>419800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425698">
            <text:p>425698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427598">
            <text:p>427598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429838">
            <text:p>429838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429441">
            <text:p>429441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505865">
            <text:p>505865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452214">
            <text:p>452214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434026">
            <text:p>434026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440923">
            <text:p>440923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457354">
            <text:p>457354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484285">
            <text:p>484285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446545">
            <text:p>446545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449034">
            <text:p>449034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452611">
            <text:p>452611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459211">
            <text:p>459211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452588">
            <text:p>452588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459640">
            <text:p>459640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458196">
            <text:p>458196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2828194">
            <text:p>2828194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483954">
            <text:p>483954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48802">
            <text:p>548802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05682">
            <text:p>505682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512823">
            <text:p>512823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09042">
            <text:p>509042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559583">
            <text:p>55958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505646">
            <text:p>505646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474011">
            <text:p>474011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517780">
            <text:p>517780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477461">
            <text:p>477461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483060">
            <text:p>483060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500384">
            <text:p>500384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488082">
            <text:p>488082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533169">
            <text:p>533169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486402">
            <text:p>486402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04780">
            <text:p>504780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494415">
            <text:p>494415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498000">
            <text:p>498000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30438">
            <text:p>530438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12638">
            <text:p>512638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08132">
            <text:p>508132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511094">
            <text:p>511094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13223">
            <text:p>513223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524730">
            <text:p>524730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516625">
            <text:p>516625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513572">
            <text:p>513572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531125">
            <text:p>531125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520292">
            <text:p>520292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16785">
            <text:p>516785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622000">
            <text:p>622000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543994">
            <text:p>543994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535176">
            <text:p>535176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546555">
            <text:p>546555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585728">
            <text:p>585728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541796">
            <text:p>541796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540062">
            <text:p>540062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543214">
            <text:p>543214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546864">
            <text:p>546864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545166">
            <text:p>545166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563287">
            <text:p>563287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552962">
            <text:p>552962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675304">
            <text:p>675304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549737">
            <text:p>549737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548865">
            <text:p>548865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552618">
            <text:p>552618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572463">
            <text:p>572463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559865">
            <text:p>559865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559172">
            <text:p>559172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560368">
            <text:p>560368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562584">
            <text:p>562584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565464">
            <text:p>565464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574546">
            <text:p>574546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581394">
            <text:p>581394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570029">
            <text:p>570029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594802">
            <text:p>594802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579112">
            <text:p>579112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588291">
            <text:p>588291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580314">
            <text:p>580314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584838">
            <text:p>584838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584460">
            <text:p>584460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583079">
            <text:p>583079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584279">
            <text:p>584279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589829">
            <text:p>589829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592169">
            <text:p>592169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628161">
            <text:p>628161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596512">
            <text:p>596512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603332">
            <text:p>603332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604584">
            <text:p>604584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603259">
            <text:p>603259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605036">
            <text:p>605036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615328">
            <text:p>615328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609928">
            <text:p>609928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612377">
            <text:p>612377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612939">
            <text:p>612939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620542">
            <text:p>620542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619664">
            <text:p>619664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640521">
            <text:p>640521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620863">
            <text:p>620863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649952">
            <text:p>649952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637203">
            <text:p>637203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629349">
            <text:p>629349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645302">
            <text:p>645302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639519">
            <text:p>639519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690729">
            <text:p>690729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639611">
            <text:p>639611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645419">
            <text:p>645419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692711">
            <text:p>692711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651069">
            <text:p>651069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681217">
            <text:p>681217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650974">
            <text:p>650974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658658">
            <text:p>658658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655282">
            <text:p>655282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697706">
            <text:p>697706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707892">
            <text:p>707892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665402">
            <text:p>665402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711543">
            <text:p>711543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668643">
            <text:p>668643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686464">
            <text:p>686464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672020">
            <text:p>672020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675900">
            <text:p>675900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755708">
            <text:p>755708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679990">
            <text:p>679990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682531">
            <text:p>682531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727392">
            <text:p>727392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688178">
            <text:p>688178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688242">
            <text:p>688242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690969">
            <text:p>690969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710693">
            <text:p>710693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730271">
            <text:p>730271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699850">
            <text:p>699850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719422">
            <text:p>71942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702025">
            <text:p>702025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713198">
            <text:p>713198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715441">
            <text:p>715441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708627">
            <text:p>708627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713652">
            <text:p>713652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712104">
            <text:p>712104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717453">
            <text:p>717453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728251">
            <text:p>728251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719137">
            <text:p>719137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734469">
            <text:p>734469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726177">
            <text:p>726177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31059">
            <text:p>731059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751995">
            <text:p>751995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750108">
            <text:p>750108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736726">
            <text:p>736726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735052">
            <text:p>735052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737225">
            <text:p>737225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753747">
            <text:p>753747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747672">
            <text:p>747672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745509">
            <text:p>745509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746668">
            <text:p>746668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750741">
            <text:p>750741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748756">
            <text:p>748756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783983">
            <text:p>783983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758148">
            <text:p>758148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760299">
            <text:p>760299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780737">
            <text:p>780737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3574743">
            <text:p>3574743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53767">
            <text:p>853767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847268">
            <text:p>847268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42907">
            <text:p>842907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11299">
            <text:p>811299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05923">
            <text:p>805923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08037">
            <text:p>808037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784888">
            <text:p>784888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786964">
            <text:p>786964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04089">
            <text:p>804089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813534">
            <text:p>813534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789208">
            <text:p>789208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14287">
            <text:p>814287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796521">
            <text:p>796521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06574">
            <text:p>806574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798186">
            <text:p>798186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802412">
            <text:p>802412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844591">
            <text:p>844591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29320">
            <text:p>829320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51947">
            <text:p>851947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37072">
            <text:p>837072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29407">
            <text:p>829407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31609">
            <text:p>831609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26329">
            <text:p>826329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34770">
            <text:p>834770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31224">
            <text:p>831224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825657">
            <text:p>825657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829377">
            <text:p>829377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37654">
            <text:p>837654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839959">
            <text:p>839959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840936">
            <text:p>840936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839692">
            <text:p>839692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862820">
            <text:p>862820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840772">
            <text:p>840772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841861">
            <text:p>841861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843026">
            <text:p>843026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851173">
            <text:p>851173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850737">
            <text:p>850737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849228">
            <text:p>84922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875065">
            <text:p>875065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856417">
            <text:p>856417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859876">
            <text:p>859876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857630">
            <text:p>857630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865489">
            <text:p>865489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870181">
            <text:p>870181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874074">
            <text:p>87407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869196">
            <text:p>869196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873674">
            <text:p>873674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872788">
            <text:p>872788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888157">
            <text:p>888157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870723">
            <text:p>870723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878952">
            <text:p>878952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880282">
            <text:p>880282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898796">
            <text:p>898796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884228">
            <text:p>884228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897820">
            <text:p>897820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888367">
            <text:p>888367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899509">
            <text:p>899509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895470">
            <text:p>895470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896915">
            <text:p>896915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00403">
            <text:p>900403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1031540">
            <text:p>1031540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904818">
            <text:p>904818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946896">
            <text:p>946896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932019">
            <text:p>932019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993253">
            <text:p>993253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926773">
            <text:p>926773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915849">
            <text:p>915849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916248">
            <text:p>916248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925254">
            <text:p>925254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960380">
            <text:p>960380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965363">
            <text:p>965363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942047">
            <text:p>942047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968279">
            <text:p>96827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944813">
            <text:p>944813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963900">
            <text:p>963900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931734">
            <text:p>931734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947922">
            <text:p>947922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938143">
            <text:p>938143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954458">
            <text:p>954458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944027">
            <text:p>944027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945584">
            <text:p>945584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006230">
            <text:p>1006230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982993">
            <text:p>982993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944901">
            <text:p>944901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998165">
            <text:p>998165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960371">
            <text:p>960371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955226">
            <text:p>955226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970523">
            <text:p>970523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957932">
            <text:p>957932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978454">
            <text:p>978454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962664">
            <text:p>962664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970585">
            <text:p>970585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969336">
            <text:p>969336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965606">
            <text:p>965606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970885">
            <text:p>970885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992746">
            <text:p>992746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983489">
            <text:p>983489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976633">
            <text:p>976633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978904">
            <text:p>978904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1812638">
            <text:p>11812638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2879600">
            <text:p>2879600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3767189">
            <text:p>3767189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3798585">
            <text:p>3798585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953064">
            <text:p>1953064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987342">
            <text:p>987342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992961">
            <text:p>992961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083589">
            <text:p>1083589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036486">
            <text:p>1036486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023719">
            <text:p>1023719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022165">
            <text:p>1022165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015288">
            <text:p>1015288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002772">
            <text:p>1002772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008143">
            <text:p>1008143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014575">
            <text:p>1014575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066825">
            <text:p>1066825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018267">
            <text:p>1018267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013600">
            <text:p>1013600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046491">
            <text:p>10464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35:32</meta:creation-date>
    <dc:date>2014-04-25T13:36:09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503cm" svg:y="1.054cm" svg:width="9.80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4214">
                <text:p>4214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3076">
                <text:p>1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5765">
                <text:p>15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9465">
                <text:p>9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8692">
                <text:p>18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2456">
                <text:p>12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5112">
                <text:p>1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8591">
                <text:p>18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21144">
                <text:p>2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22933">
                <text:p>22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25655">
                <text:p>25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26474">
                <text:p>26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7590">
                <text:p>27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30275">
                <text:p>30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30994">
                <text:p>30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32978">
                <text:p>3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34853">
                <text:p>34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36007">
                <text:p>36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39208">
                <text:p>3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41065">
                <text:p>41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42104">
                <text:p>42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44210">
                <text:p>44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78529">
                <text:p>78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47285">
                <text:p>47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49205">
                <text:p>49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50460">
                <text:p>50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51050">
                <text:p>51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53789">
                <text:p>53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55411">
                <text:p>554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56689">
                <text:p>56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64157">
                <text:p>64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65339">
                <text:p>65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67916">
                <text:p>679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68958">
                <text:p>68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72319">
                <text:p>72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74714">
                <text:p>74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75861">
                <text:p>758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77002">
                <text:p>7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80981">
                <text:p>809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81296">
                <text:p>81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82230">
                <text:p>82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87705">
                <text:p>87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80282">
                <text:p>80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81354">
                <text:p>813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82450">
                <text:p>824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84690">
                <text:p>846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91651">
                <text:p>91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9331">
                <text:p>89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91303">
                <text:p>91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92141">
                <text:p>92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4484">
                <text:p>94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7167">
                <text:p>97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9179">
                <text:p>99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9229">
                <text:p>9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01036">
                <text:p>101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19039">
                <text:p>119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8587">
                <text:p>108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10670">
                <text:p>1106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0223">
                <text:p>1102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0630">
                <text:p>1106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3474">
                <text:p>113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13962">
                <text:p>113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0097">
                <text:p>120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18740">
                <text:p>1187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9768">
                <text:p>119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21902">
                <text:p>1219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23689">
                <text:p>123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27232">
                <text:p>127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28981">
                <text:p>128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8515">
                <text:p>128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31980">
                <text:p>1319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33234">
                <text:p>133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34860">
                <text:p>1348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37625">
                <text:p>137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38088">
                <text:p>1380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41262">
                <text:p>141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42857">
                <text:p>142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45591">
                <text:p>1455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5254">
                <text:p>155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51060">
                <text:p>151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53361">
                <text:p>153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54982">
                <text:p>154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57353">
                <text:p>157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61584">
                <text:p>161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60005">
                <text:p>160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62875">
                <text:p>162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63001">
                <text:p>163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70518">
                <text:p>170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0096">
                <text:p>1700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70029">
                <text:p>170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4457">
                <text:p>174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87241">
                <text:p>187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90415">
                <text:p>1904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82104">
                <text:p>182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3396">
                <text:p>183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83998">
                <text:p>183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00113">
                <text:p>200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4551">
                <text:p>194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3100">
                <text:p>193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198377">
                <text:p>1983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196465">
                <text:p>196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199944">
                <text:p>1999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199406">
                <text:p>199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02579">
                <text:p>202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05646">
                <text:p>2056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10395">
                <text:p>210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08975">
                <text:p>208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09661">
                <text:p>2096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24225">
                <text:p>224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13257">
                <text:p>2132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15111">
                <text:p>2151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14383">
                <text:p>214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21587">
                <text:p>221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20871">
                <text:p>220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20348">
                <text:p>220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21948">
                <text:p>221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23937">
                <text:p>2239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26371">
                <text:p>226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29700">
                <text:p>2297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29802">
                <text:p>2298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35779">
                <text:p>2357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233171">
                <text:p>233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291929">
                <text:p>291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37239">
                <text:p>2372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43050">
                <text:p>2430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43523">
                <text:p>243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52505">
                <text:p>2525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88398">
                <text:p>288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59819">
                <text:p>259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317982">
                <text:p>317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89145">
                <text:p>289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297183">
                <text:p>297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256256">
                <text:p>2562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258450">
                <text:p>2584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260355">
                <text:p>260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278857">
                <text:p>2788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281753">
                <text:p>281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16860">
                <text:p>316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288291">
                <text:p>2882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288863">
                <text:p>2888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293136">
                <text:p>293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296284">
                <text:p>296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296073">
                <text:p>296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295529">
                <text:p>295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306026">
                <text:p>306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294103">
                <text:p>294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282047">
                <text:p>282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296363">
                <text:p>296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289341">
                <text:p>2893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308530">
                <text:p>3085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293914">
                <text:p>293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293027">
                <text:p>2930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307460">
                <text:p>307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298531">
                <text:p>298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300500">
                <text:p>300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302501">
                <text:p>3025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308154">
                <text:p>308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307895">
                <text:p>3078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308816">
                <text:p>308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309156">
                <text:p>309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317071">
                <text:p>3170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314597">
                <text:p>314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318796">
                <text:p>318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319400">
                <text:p>3194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321710">
                <text:p>3217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321468">
                <text:p>3214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323350">
                <text:p>3233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329718">
                <text:p>329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325216">
                <text:p>325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327907">
                <text:p>327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327953">
                <text:p>3279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345069">
                <text:p>3450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332649">
                <text:p>3326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334694">
                <text:p>334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34658">
                <text:p>3346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37334">
                <text:p>3373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42841">
                <text:p>342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342998">
                <text:p>342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344634">
                <text:p>344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346037">
                <text:p>3460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347887">
                <text:p>3478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356653">
                <text:p>356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351872">
                <text:p>3518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354399">
                <text:p>3543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355276">
                <text:p>3552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377997">
                <text:p>377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364090">
                <text:p>3640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362669">
                <text:p>362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383361">
                <text:p>3833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367407">
                <text:p>367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387997">
                <text:p>387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371545">
                <text:p>371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380909">
                <text:p>3809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376388">
                <text:p>3763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381679">
                <text:p>3816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382609">
                <text:p>3826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382636">
                <text:p>3826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383570">
                <text:p>3835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386454">
                <text:p>3864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398542">
                <text:p>398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389987">
                <text:p>389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388854">
                <text:p>388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390803">
                <text:p>3908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391037">
                <text:p>3910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395006">
                <text:p>395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397277">
                <text:p>397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00153">
                <text:p>4001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03920">
                <text:p>4039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416327">
                <text:p>4163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405559">
                <text:p>405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417847">
                <text:p>417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21298">
                <text:p>4212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17486">
                <text:p>4174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420715">
                <text:p>4207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421046">
                <text:p>4210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422998">
                <text:p>422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428421">
                <text:p>4284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24466">
                <text:p>424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419800">
                <text:p>4198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425698">
                <text:p>4256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427598">
                <text:p>4275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429838">
                <text:p>4298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429441">
                <text:p>429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505865">
                <text:p>505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452214">
                <text:p>452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434026">
                <text:p>4340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440923">
                <text:p>440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457354">
                <text:p>4573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484285">
                <text:p>4842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446545">
                <text:p>4465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449034">
                <text:p>449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452611">
                <text:p>452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459211">
                <text:p>4592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452588">
                <text:p>4525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459640">
                <text:p>4596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458196">
                <text:p>458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2828194">
                <text:p>2828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483954">
                <text:p>4839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48802">
                <text:p>5488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05682">
                <text:p>5056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512823">
                <text:p>5128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09042">
                <text:p>5090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559583">
                <text:p>5595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505646">
                <text:p>5056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474011">
                <text:p>474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517780">
                <text:p>5177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477461">
                <text:p>4774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483060">
                <text:p>48306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500384">
                <text:p>5003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488082">
                <text:p>4880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533169">
                <text:p>5331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486402">
                <text:p>4864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04780">
                <text:p>5047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494415">
                <text:p>494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498000">
                <text:p>498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30438">
                <text:p>5304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12638">
                <text:p>5126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08132">
                <text:p>508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511094">
                <text:p>511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13223">
                <text:p>513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524730">
                <text:p>5247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516625">
                <text:p>516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513572">
                <text:p>513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531125">
                <text:p>531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520292">
                <text:p>5202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16785">
                <text:p>5167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622000">
                <text:p>622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543994">
                <text:p>5439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535176">
                <text:p>5351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546555">
                <text:p>5465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585728">
                <text:p>5857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541796">
                <text:p>5417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540062">
                <text:p>540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543214">
                <text:p>5432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546864">
                <text:p>5468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545166">
                <text:p>5451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563287">
                <text:p>5632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552962">
                <text:p>552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675304">
                <text:p>675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549737">
                <text:p>5497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548865">
                <text:p>548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552618">
                <text:p>5526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572463">
                <text:p>572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559865">
                <text:p>5598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559172">
                <text:p>559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560368">
                <text:p>5603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562584">
                <text:p>5625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565464">
                <text:p>565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574546">
                <text:p>5745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581394">
                <text:p>5813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570029">
                <text:p>5700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594802">
                <text:p>5948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579112">
                <text:p>579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588291">
                <text:p>5882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580314">
                <text:p>580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584838">
                <text:p>5848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584460">
                <text:p>5844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583079">
                <text:p>5830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584279">
                <text:p>5842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589829">
                <text:p>5898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592169">
                <text:p>5921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628161">
                <text:p>6281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596512">
                <text:p>596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603332">
                <text:p>603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604584">
                <text:p>6045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603259">
                <text:p>6032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605036">
                <text:p>6050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615328">
                <text:p>6153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609928">
                <text:p>6099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612377">
                <text:p>6123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612939">
                <text:p>612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620542">
                <text:p>620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619664">
                <text:p>6196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640521">
                <text:p>6405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620863">
                <text:p>6208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649952">
                <text:p>6499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637203">
                <text:p>6372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629349">
                <text:p>6293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645302">
                <text:p>6453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639519">
                <text:p>6395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690729">
                <text:p>6907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639611">
                <text:p>6396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645419">
                <text:p>6454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692711">
                <text:p>6927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651069">
                <text:p>6510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681217">
                <text:p>6812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650974">
                <text:p>6509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658658">
                <text:p>658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655282">
                <text:p>6552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697706">
                <text:p>6977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707892">
                <text:p>7078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665402">
                <text:p>6654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711543">
                <text:p>7115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668643">
                <text:p>6686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686464">
                <text:p>686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672020">
                <text:p>6720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675900">
                <text:p>6759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755708">
                <text:p>755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679990">
                <text:p>6799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682531">
                <text:p>6825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727392">
                <text:p>7273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688178">
                <text:p>688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688242">
                <text:p>688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690969">
                <text:p>690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710693">
                <text:p>7106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730271">
                <text:p>7302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699850">
                <text:p>6998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719422">
                <text:p>7194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702025">
                <text:p>7020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713198">
                <text:p>7131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715441">
                <text:p>7154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708627">
                <text:p>7086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713652">
                <text:p>7136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712104">
                <text:p>7121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717453">
                <text:p>717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728251">
                <text:p>7282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719137">
                <text:p>7191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734469">
                <text:p>7344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726177">
                <text:p>7261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31059">
                <text:p>731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751995">
                <text:p>751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750108">
                <text:p>750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736726">
                <text:p>7367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735052">
                <text:p>7350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737225">
                <text:p>7372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753747">
                <text:p>753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747672">
                <text:p>7476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745509">
                <text:p>7455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746668">
                <text:p>7466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750741">
                <text:p>7507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748756">
                <text:p>7487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783983">
                <text:p>7839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758148">
                <text:p>7581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760299">
                <text:p>7602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780737">
                <text:p>780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3574743">
                <text:p>35747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53767">
                <text:p>8537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847268">
                <text:p>8472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42907">
                <text:p>8429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11299">
                <text:p>8112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05923">
                <text:p>8059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08037">
                <text:p>8080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784888">
                <text:p>7848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786964">
                <text:p>7869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04089">
                <text:p>8040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813534">
                <text:p>8135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789208">
                <text:p>7892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14287">
                <text:p>8142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796521">
                <text:p>7965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06574">
                <text:p>8065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798186">
                <text:p>7981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802412">
                <text:p>8024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844591">
                <text:p>8445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29320">
                <text:p>8293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51947">
                <text:p>8519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37072">
                <text:p>8370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29407">
                <text:p>8294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31609">
                <text:p>8316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26329">
                <text:p>8263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34770">
                <text:p>8347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31224">
                <text:p>8312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825657">
                <text:p>8256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829377">
                <text:p>8293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37654">
                <text:p>8376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839959">
                <text:p>8399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840936">
                <text:p>840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839692">
                <text:p>8396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862820">
                <text:p>86282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840772">
                <text:p>8407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841861">
                <text:p>841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843026">
                <text:p>8430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851173">
                <text:p>8511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850737">
                <text:p>8507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849228">
                <text:p>849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875065">
                <text:p>875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856417">
                <text:p>8564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859876">
                <text:p>8598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857630">
                <text:p>8576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865489">
                <text:p>8654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870181">
                <text:p>8701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874074">
                <text:p>8740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869196">
                <text:p>8691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873674">
                <text:p>8736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872788">
                <text:p>8727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888157">
                <text:p>8881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870723">
                <text:p>8707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878952">
                <text:p>8789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880282">
                <text:p>8802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898796">
                <text:p>898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884228">
                <text:p>8842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897820">
                <text:p>8978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888367">
                <text:p>8883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899509">
                <text:p>8995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895470">
                <text:p>8954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896915">
                <text:p>8969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00403">
                <text:p>9004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1031540">
                <text:p>10315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904818">
                <text:p>9048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946896">
                <text:p>9468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932019">
                <text:p>9320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993253">
                <text:p>9932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926773">
                <text:p>9267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915849">
                <text:p>9158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916248">
                <text:p>9162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925254">
                <text:p>9252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960380">
                <text:p>9603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965363">
                <text:p>965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942047">
                <text:p>9420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968279">
                <text:p>9682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944813">
                <text:p>9448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963900">
                <text:p>9639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931734">
                <text:p>9317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947922">
                <text:p>9479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938143">
                <text:p>9381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954458">
                <text:p>9544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944027">
                <text:p>9440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945584">
                <text:p>9455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006230">
                <text:p>10062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982993">
                <text:p>9829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944901">
                <text:p>9449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998165">
                <text:p>9981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960371">
                <text:p>9603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955226">
                <text:p>955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970523">
                <text:p>9705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957932">
                <text:p>9579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978454">
                <text:p>9784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962664">
                <text:p>9626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970585">
                <text:p>9705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969336">
                <text:p>9693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965606">
                <text:p>965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970885">
                <text:p>970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992746">
                <text:p>992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983489">
                <text:p>9834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976633">
                <text:p>9766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978904">
                <text:p>978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1812638">
                <text:p>118126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2879600">
                <text:p>28796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3767189">
                <text:p>37671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3798585">
                <text:p>37985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953064">
                <text:p>1953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987342">
                <text:p>9873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992961">
                <text:p>9929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083589">
                <text:p>10835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036486">
                <text:p>10364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023719">
                <text:p>10237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022165">
                <text:p>10221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015288">
                <text:p>10152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002772">
                <text:p>10027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008143">
                <text:p>10081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014575">
                <text:p>10145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066825">
                <text:p>10668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018267">
                <text:p>10182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013600">
                <text:p>10136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046491">
                <text:p>1046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